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73.18mm" svg:height="92.97mm" svg:x="81.23mm" svg:y="6.9mm">
            <loext:p draw:notify-on-update-of-ranges="Feuille1.A1:Feuille1.A44 Feuille1.B1:Feuille1.B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]/[.A1]" office:value-type="float" office:value="1.16666666666667" calcext:value-type="float">
            <text:p>1,166666666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2]/[.A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3]/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4]/[.A4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5]/[.A5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6]/[.A6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7]/[.A7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8]/[.A8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9]/[.A9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0]/[.A10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1]/[.A11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2]/[.A12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3]/[.A13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4]/[.A14]" office:value-type="float" office:value="0.833333333333333" calcext:value-type="float">
            <text:p>0,83333333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15]/[.A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16]/[.A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]/[.A17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8]/[.A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9]/[.A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0]/[.A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1]/[.A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2]/[.A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3]/[.A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4]/[.A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5]/[.A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6]/[.A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7]/[.A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8]/[.A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9]/[.A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30]/[.A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31]/[.A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32]/[.A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33]/[.A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34]/[.A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35]/[.A35]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6]/[.A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7]/[.A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8]/[.A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9]/[.A3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40]/[.A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41]/[.A4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42]/[.A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43]/[.A4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44]/[.A44]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12:35.960989787</meta:creation-date>
    <dc:date>2017-10-03T16:58:31.872786970</dc:date>
    <meta:editing-duration>PT25M35S</meta:editing-duration>
    <meta:editing-cycles>1</meta:editing-cycles>
    <meta:document-statistic meta:table-count="1" meta:cell-count="1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19cm" svg:height="9.298cm" xlink:href=".." xlink:type="simple" chart:class="chart:line" chart:style-name="ch1">
        <chart:plot-area chart:style-name="ch2" table:cell-range-address="Feuille1.A1:Feuille1.B44" svg:x="0.346cm" svg:y="0.185cm" svg:width="16.627cm" svg:height="8.928cm">
          <chartooo:coordinate-region svg:x="0.782cm" svg:y="0.384cm" svg:width="15.819cm" svg:height="8.0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A1:Feuille1.A44" chart:class="chart:line">
            <chart:data-point chart:repeated="44"/>
          </chart:series>
          <chart:series chart:style-name="ch6" chart:values-cell-range-address="Feuille1.B1:Feuille1.B44" chart:class="chart:line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Feuille1.A1:Feuille1.A44</svg:desc>
                </draw:g>
              </table:table-cell>
              <table:table-cell office:value-type="float" office:value="7">
                <text:p>7</text:p>
                <draw:g>
                  <svg:desc>Feuille1.B1:Feuille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